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30E4000026DDFDF3D5E2.svm"/>
  <manifest:file-entry manifest:media-type="" manifest:full-path="Pictures/20000008000026DD00001FF1AF17BBE0.svm"/>
  <manifest:file-entry manifest:media-type="image/png" manifest:full-path="Pictures/1000000000000017000000176B6C6260.png"/>
  <manifest:file-entry manifest:media-type="" manifest:full-path="Pictures/2000000800002F7100001D264B30E59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tyle="italic" fo:font-weight="bold"/>
    </style:style>
    <style:style style:name="P2" style:family="paragraph" style:parent-style-name="Header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Heading_20_1">
      <style:paragraph-properties fo:margin-left="0.002cm" fo:margin-right="0cm" fo:text-indent="-0.002cm" style:auto-text-indent="false"/>
    </style:style>
    <style:style style:name="P5" style:family="paragraph" style:parent-style-name="Heading_20_2">
      <style:paragraph-properties fo:margin-left="1.252cm" fo:margin-right="0cm" fo:text-indent="-1.249cm" style:auto-text-indent="false"/>
    </style:style>
    <style:style style:name="P6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0pt"/>
    </style:style>
    <style:style style:name="P9" style:family="paragraph" style:parent-style-name="Standard">
      <style:paragraph-properties fo:line-height="200%"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color="#800000" fo:font-style="italic" fo:font-weight="bold"/>
    </style:style>
    <style:style style:name="P12" style:family="paragraph" style:parent-style-name="Standard">
      <style:text-properties style:font-name="Arial1"/>
    </style:style>
    <style:style style:name="P13" style:family="paragraph" style:parent-style-name="Standard">
      <style:text-properties style:font-name="Arial1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1.249cm" fo:margin-right="0cm" fo:text-indent="0cm" style:auto-text-indent="false"/>
    </style:style>
    <style:style style:name="P16" style:family="paragraph" style:parent-style-name="Standard">
      <style:paragraph-properties fo:margin-left="1.249cm" fo:margin-right="0cm" fo:keep-together="always" fo:text-indent="0cm" style:auto-text-indent="false" fo:padding="0.035cm" fo:border="0.035cm solid #000000" fo:keep-with-next="always">
        <style:tab-stops/>
      </style:paragraph-properties>
      <style:text-properties style:font-name="Times"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keep-together="auto" fo:orphans="0" fo:widows="0" fo:text-indent="0cm" style:auto-text-indent="false" fo:keep-with-next="always"/>
      <style:text-properties fo:color="#800000" fo:font-style="italic" fo:font-weight="bold"/>
    </style:style>
    <style:style style:name="P18" style:family="paragraph" style:parent-style-name="Standard" style:master-page-name="">
      <style:paragraph-properties fo:line-height="200%" fo:text-align="start" style:justify-single-word="false" style:page-number="auto"/>
    </style:style>
    <style:style style:name="P19" style:family="paragraph" style:parent-style-name="Contents_20_1">
      <style:paragraph-properties>
        <style:tab-stops/>
      </style:paragraph-properties>
    </style:style>
    <style:style style:name="P20" style:family="paragraph" style:parent-style-name="Contents_20_2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fo:font-style="normal" fo:font-weight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9"><text:a xlink:type="simple" xlink:href="#1.Le contrôle E.R.C.|outline">8 - Le contrôle E.R.C.</text:a></text:p>
          <text:p text:style-name="P20"><text:a xlink:type="simple" xlink:href="#1.1. Rôle.|outline">8.1 - <text:s/>Rôle.</text:a></text:p>
          <text:p text:style-name="P20"><text:a xlink:type="simple" xlink:href="#1.2.Utilisation.|outline">8.2 - Utilisation.</text:a></text:p>
          <text:p text:style-name="P20"><text:a xlink:type="simple" xlink:href="#1.3.Configuration|outline">8.3 - Configuration</text:a></text:p>
          <text:p text:style-name="P20"><text:a xlink:type="simple" xlink:href="#1.4.Génération du fichier de diagnostic.|outline">8.4 - Génération du fichier de diagnostic.</text:a></text:p>
        </text:index-body>
      </text:table-of-content>
      <text:p text:style-name="Standard"/>
      <text:h text:style-name="P4" text:outline-level="1">Le contrôle E.R.C.</text:h>
      <text:h text:style-name="P5" text:outline-level="2"><text:s/>Rôle.</text:h>
      <text:p text:style-name="Standard">La fonction « <text:span text:style-name="T1">E</text:span>lectrical <text:span text:style-name="T1">R</text:span>ules <text:span text:style-name="T1">C</text:span>heck » permet un contrôle automatique d'un schéma créé.</text:p>
      <text:p text:style-name="Standard">Elle signale toute anomalie dans un schéma, telle que pins non connectées, symboles hiérarchiques non connectés, sorties en court-circuit...</text:p>
      <text:p text:style-name="Standard">Naturellement, un contrôle automatique n'est pas infaillible, et certaines erreurs détectées n'en seront pas forcément, et le logiciel permettant de déceler les erreurs de conception n'a pas encore été écrit.</text:p>
      <text:p text:style-name="Standard">Néanmoins, un tel contrôle est très précieux, car il permet de trouver beaucoup d'oublis et de petites erreurs.</text:p>
      <text:p text:style-name="Standard">En fait toutes les erreurs détectées doivent être ou corrigées, ou vérifiées et acceptées comme normales.</text:p>
      <text:p text:style-name="Standard">La qualité de la détection est aussi directement liée au soin que l'on aura pris lorsque les composants seront crées en librairie, pour la déclaration des propriétés électriques des pins.</text:p>
      <text:p text:style-name="P7">Les anomalies détectées peuvent être définies comme « erreurs » ou « warnings ».</text:p>
      <text:h text:style-name="P6" text:outline-level="2">Utilisation.</text:h>
      <text:p text:style-name="Standard">Le contrôle E.R.C. est lancé par l' icône <draw:frame draw:style-name="fr1" draw:name="Graphic22" text:anchor-type="as-char" svg:width="0.609cm" svg:height="0.609cm" draw:z-index="0"><draw:image xlink:href="Pictures/1000000000000017000000176B6C6260.png" xlink:type="simple" xlink:show="embed" xlink:actuate="onLoad"/></draw:frame>.</text:p>
      <text:p text:style-name="Standard">Si des erreurs sont décelées, des marqueurs seront placés sur les éléments concernés (pins, ou labels).</text:p>
      <text:p text:style-name="Standard">Cliquer sur les marqueurs, avec le bouton gauche de la souris, pour avoir le diagnostic correspondant.</text:p>
      <text:p text:style-name="Standard">L'effacement des marqueurs est aussi disponible dans ce menu.</text:p>
      <text:p text:style-name="P8"/>
      <text:p text:style-name="Standard">Voici un exemple de contrôle :</text:p>
      <text:p text:style-name="P9"><draw:frame draw:style-name="fr1" draw:name="Graphic1" text:anchor-type="as-char" svg:width="12.143cm" svg:height="7.459cm" draw:z-index="1"><draw:image xlink:href="Pictures/2000000800002F7100001D264B30E596.svm" xlink:type="simple" xlink:show="embed" xlink:actuate="onLoad"/></draw:frame></text:p>
      <text:p text:style-name="Standard"><text:soft-page-break/>On peut y voir 4 erreurs:</text:p>
      <text:p text:style-name="P15">- Deux sorties reliées ensemble.</text:p>
      <text:p text:style-name="P15">- Deux entrées « en l'air ».</text:p>
      <text:p text:style-name="P15">- Une erreur sur une pin <text:span text:style-name="T1">invisible</text:span> d'alimentation (ici on n'a pas mis une sortie d'alimentation pour la piloter).</text:p>
      <text:p text:style-name="Standard"/>
      <text:p text:style-name="P17">Remarque1:</text:p>
      <text:p text:style-name="Standard">Si on clique sur un marqueur, le diagnostic sera affiché.</text:p>
      <text:p text:style-name="P10"/>
      <text:p text:style-name="P11">Remarque2:</text:p>
      <text:p text:style-name="Standard">Il est courant d'avoir une erreur (type warning) sur les alimentations, alors que tout semble normal (voir exemple ci dessus).</text:p>
      <text:p text:style-name="Standard">Ceci est dû à ce que dans la plupart des schémas, les alimentations sont apportées par des connecteurs, et non par des <text:span text:style-name="T2">sources d'alimentations</text:span> (comme une sortie de régulateur, qui doit être du type électrique <text:span text:style-name="T2">Power out)</text:span>.</text:p>
      <text:p text:style-name="Standard">Le contrôle ERC <text:span text:style-name="T2">ne décèle donc</text:span> généralement <text:span text:style-name="T2">pas de pins</text:span><text:span text:style-name="T3"> du type </text:span><text:span text:style-name="T2">Power out</text:span> pour piloter ces lignes et les signale donc logiquement comme non pilotées.</text:p>
      <text:p text:style-name="Standard">On conseille donc de placer sur de telles alimentations de placer un symbole d'alimentation « <text:span text:style-name="T1">PWR_FLAG</text:span> » (qui symbolise en fait une sortie d'alimentation).</text:p>
      <text:p text:style-name="P18"><draw:frame draw:style-name="fr1" draw:name="Graphic2" text:anchor-type="as-char" svg:width="12.517cm" svg:height="9.947cm" draw:z-index="2"><draw:image xlink:href="Pictures/20000008000030E4000026DDFDF3D5E2.svm" xlink:type="simple" xlink:show="embed" xlink:actuate="onLoad"/></draw:frame></text:p>
      <text:p text:style-name="P10">On voit que l'erreur précédente a disparu.</text:p>
      <text:h text:style-name="P6" text:outline-level="2">Configuration</text:h>
      <text:p text:style-name="P7">Le panneau <text:span text:style-name="T4">Options</text:span> permet de configurer la fonction E.R.C. pour adapter la génération des erreurs à chaque cas particulier :</text:p>
      <text:p text:style-name="P12">Voici ce menu (matrice de sélection) :</text:p>
      <text:p text:style-name="P14"><text:soft-page-break/><draw:frame draw:style-name="fr1" draw:name="Graphic61" text:anchor-type="as-char" svg:width="9.947cm" svg:height="8.176cm" draw:z-index="3"><draw:image xlink:href="Pictures/20000008000026DD00001FF1AF17BBE0.svm" xlink:type="simple" xlink:show="embed" xlink:actuate="onLoad"/></draw:frame></text:p>
      <text:p text:style-name="P7">Pour chaque cas de connexion sur la matrice de définition des erreurs, on peut définir une connexion comme « normale », « <text:span text:style-name="T5">w</text:span>arning » ou « <text:span text:style-name="T5">e</text:span>rreur), en cliquant une ou plusieurs fois sur le bouton correspondant au cas particulier de connexion.</text:p>
      <text:h text:style-name="P6" text:outline-level="2">Génération du fichier de diagnostic.</text:h>
      <text:p text:style-name="P13">On peut également générer un fichier liste des erreurs en activant l'option <text:span text:style-name="T2">Write erc report</text:span>.</text:p>
      <text:p text:style-name="P13">Le fichier généré a pour extension standard <text:span text:style-name="T1">.erc</text:span>.</text:p>
      <text:p text:style-name="P12">Voici un exemple :</text:p>
      <text:p text:style-name="P12"/>
      <text:p text:style-name="P16">ERC control (4/1/1997-14:16:4)</text:p>
      <text:p text:style-name="P16"/>
      <text:p text:style-name="P16">***** Sheet 1 (INTERFACE UNIVERSEL)</text:p>
      <text:p text:style-name="P16">ERC: Warning Pin input Unconnected @ 8.450, 2.350</text:p>
      <text:p text:style-name="P16">ERC: Warning Pin passive Unconnected @ 8.450, 1.950</text:p>
      <text:p text:style-name="P16">ERC: Warning: Pin BiDi connected to Pin power (net 6) @ 10.100, 3.300</text:p>
      <text:p text:style-name="P16">ERC: Warning: Pin power connected to Pin BiDi (net 6) @ 4.950, 1.400</text:p>
      <text:p text:style-name="P16"/>
      <text:p text:style-name="P16"><text:s/>&gt;&gt; Errors ERC: 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.747cm" fo:margin-right="0cm" fo:margin-top="0cm" fo:margin-bottom="0cm" fo:line-height="15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tyle="italic" fo:font-weight="bold"/>
    </style:style>
    <style:style style:name="P2" style:family="paragraph" style:parent-style-name="Header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page-layout style:name="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  <text:p text:style-name="P2"/>
      </style:header>
      <style:footer>
        <text:p text:style-name="P3"><text:chapter text:display="name" text:outline-level="1">Le contrôle E.R.C.</text:chapter><text:tab/><text:tab/>Page <text:s/><text:page-number text:select-page="current">3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IUT</meta:initial-creator>
    <meta:creation-date>1996-01-27T12:47:00</meta:creation-date>
    <dc:date>2008-06-23T18:05:42</dc:date>
    <meta:print-date>2002-12-03T11:50:06</meta:print-date>
    <dc:language>fr-FR</dc:language>
    <meta:editing-cycles>52</meta:editing-cycles>
    <meta:editing-duration>PT2H28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3" meta:paragraph-count="53" meta:word-count="516" meta:character-count="3334"/>
  </office:meta>
</office:document-meta>
</file>